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7626in"/>
    </style:style>
    <style:style style:name="co6" style:family="table-column">
      <style:table-column-properties fo:break-before="auto" style:column-width="1.2783in"/>
    </style:style>
    <style:style style:name="co7" style:family="table-column">
      <style:table-column-properties fo:break-before="auto" style:column-width="1.2953in"/>
    </style:style>
    <style:style style:name="co8" style:family="table-column">
      <style:table-column-properties fo:break-before="auto" style:column-width="7.0862in"/>
    </style:style>
    <style:style style:name="co9" style:family="table-column">
      <style:table-column-properties fo:break-before="auto" style:column-width="8.8492in"/>
    </style:style>
    <style:style style:name="co10" style:family="table-column">
      <style:table-column-properties fo:break-before="auto" style:column-width="7.0945in"/>
    </style:style>
    <style:style style:name="co11" style:family="table-column">
      <style:table-column-properties fo:break-before="auto" style:column-width="7.1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Main Board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3"/>
          <table:table-cell table:style-name="Default"/>
          <table:table-cell table:number-columns-repeated="1637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3"/>
          <table:table-cell table:style-name="Default"/>
          <table:table-cell table:number-columns-repeated="1637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7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7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29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3? (BY RESET BUTTON)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>
            <text:p>PWD-633</text:p>
          </table:table-cell>
          <table:table-cell table:style-name="Default" table:number-columns-repeated="7"/>
          <table:table-cell table:number-columns-repeated="16376"/>
        </table:table-row>
        <table:table-row table:style-name="ro1">
          <table:table-cell office:value-type="float" office:value="72406331" calcext:value-type="float">
            <text:p>72406331</text:p>
          </table:table-cell>
          <table:table-cell table:style-name="Default" table:number-columns-repeated="7"/>
          <table:table-cell table:number-columns-repeated="16376"/>
        </table:table-row>
        <table:table-row table:style-name="ro1" table:number-rows-repeated="37">
          <table:table-cell table:style-name="Default" table:number-columns-repeated="8"/>
          <table:table-cell table:number-columns-repeated="1637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wer Supply" table:style-name="ta1"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605</text:p>
          </table:table-cell>
          <table:table-cell office:value-type="string" calcext:value-type="string">
            <text:p>560uF</text:p>
          </table:table-cell>
          <table:table-cell office:value-type="string" calcext:value-type="string">
            <text:p>18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MM</text:p>
          </table:table-cell>
          <table:table-cell office:value-type="string" calcext:value-type="string">
            <text:p>30X35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0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1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63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613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2X20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651</text:p>
          </table:table-cell>
          <table:table-cell office:value-type="string" calcext:value-type="string">
            <text:p>4700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18X38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52</text:p>
          </table:table-cell>
          <table:table-cell office:value-type="string" calcext:value-type="string">
            <text:p>4700uF</text:p>
          </table:table-cell>
          <table:table-cell office:value-type="string" calcext:value-type="string">
            <text:p>16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18X38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53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1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2X20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54</text:p>
          </table:table-cell>
          <table:table-cell office:value-type="string" calcext:value-type="string">
            <text:p>2200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16X32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55</text:p>
          </table:table-cell>
          <table:table-cell office:value-type="string" calcext:value-type="string">
            <text:p>2200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16X32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56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6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58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6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59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6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61</text:p>
          </table:table-cell>
          <table:table-cell office:value-type="string" calcext:value-type="string">
            <text:p>.47uF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PS-1</text:p>
          </table:table-cell>
          <table:table-cell table:number-columns-repeated="16376"/>
        </table:table-row>
        <table:table-row table:style-name="ro1" table:number-rows-repeated="3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>
            <text:p>PWD-651</text:p>
          </table:table-cell>
          <table:table-cell table:style-name="Default"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7240-6511</text:p>
          </table:table-cell>
          <table:table-cell table:style-name="Default" table:number-columns-repeated="7"/>
          <table:table-cell table:number-columns-repeated="16376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4">
          <table:table-cell table:style-name="Default" table:number-columns-repeated="8"/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oppy Drive" table:style-name="ta1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1 – NOT POPULAT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25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6X8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K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 – NOT POPULAT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6X8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K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4X8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K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222 G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7 – NOT POPULATED</text:p>
          </table:table-cell>
          <table:table-cell table:number-columns-repeated="6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125 G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4X8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K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101 G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6 – NOT POLULAT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27 – NOT POPULAT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6.8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6X8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B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6.8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MM</text:p>
          </table:table-cell>
          <table:table-cell office:value-type="string" calcext:value-type="string">
            <text:p>6X8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BP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EAC FD-55BR-3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307273-20</text:p>
          </table:table-cell>
          <table:table-cell table:number-columns-repeated="1638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ansion Slot Adapter" table:style-name="ta1">
        <table:table-column table:style-name="co2" table:number-columns-repeated="6" table:default-cell-style-name="ce1"/>
        <table:table-column table:style-name="co6" table:default-cell-style-name="ce1"/>
        <table:table-column table:style-name="co2" table:number-columns-repeated="16377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5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office:value-type="string" calcext:value-type="string">
            <text:p>PWD-537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float" office:value="72405372" calcext:value-type="float">
            <text:p>72405372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NEC-14T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G7131</text:p>
          </table:table-cell>
          <table:table-cell table:style-name="Default"/>
          <table:table-cell table:number-columns-repeated="16382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ound I O Board" table:style-name="ta1">
        <table:table-column table:style-name="co2" table:number-columns-repeated="6" table:default-cell-style-name="ce1"/>
        <table:table-column table:style-name="co7" table:default-cell-style-name="ce1"/>
        <table:table-column table:style-name="co2" table:number-columns-repeated="16377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ppon Chemi-Con</text:p>
          </table:table-cell>
          <table:table-cell office:value-type="string" calcext:value-type="string">
            <text:p>KMC</text:p>
          </table:table-cell>
          <table:table-cell table:number-columns-repeated="16376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office:value-type="string" calcext:value-type="string">
            <text:p>PWD-639</text:p>
          </table:table-cell>
          <table:table-cell table:number-columns-repeated="16383"/>
        </table:table-row>
        <table:table-row table:style-name="ro1">
          <table:table-cell office:value-type="float" office:value="72406391" calcext:value-type="float">
            <text:p>72406391</text:p>
          </table:table-cell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DD Adapter" table:style-name="ta1">
        <table:table-column table:style-name="co8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Not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 electrolytics,, provision for C10 but not populat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 20 pin FFCs, 1.27 pitch, 100mm length, other end widens to 2.54 pitch into 34 pin FDD connectors</text:p>
          </table:table-cell>
          <table:table-cell table:number-columns-repeated="1638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PWD-635</text:p>
          </table:table-cell>
          <table:table-cell table:number-columns-repeated="16383"/>
        </table:table-row>
        <table:table-row table:style-name="ro1">
          <table:table-cell office:value-type="float" office:value="72406351" calcext:value-type="float">
            <text:p>72406351</text:p>
          </table:table-cell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-O Board" table:style-name="ta1">
        <table:table-column table:style-name="co9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Not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 electrolytic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 40 pin same side FFCs, 1.27 pitch, 110mm long, routed through full width ferrite</text:p>
          </table:table-cell>
          <table:table-cell table:number-columns-repeated="1638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PWD-634</text:p>
          </table:table-cell>
          <table:table-cell table:number-columns-repeated="16383"/>
        </table:table-row>
        <table:table-row table:style-name="ro1">
          <table:table-cell office:value-type="float" office:value="72406341" calcext:value-type="float">
            <text:p>72406341</text:p>
          </table:table-cell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ED Board" table:style-name="ta1">
        <table:table-column table:style-name="co10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Not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 electrolytic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1/V2 Mode indicators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PWD-512</text:p>
          </table:table-cell>
          <table:table-cell table:number-columns-repeated="16383"/>
        </table:table-row>
        <table:table-row table:style-name="ro1">
          <table:table-cell office:value-type="float" office:value="72405121" calcext:value-type="float">
            <text:p>72405121</text:p>
          </table:table-cell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an" table:style-name="ta1">
        <table:table-column table:style-name="co11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Not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60mm x 25m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50mm x50mm mounting holes, 4mm diameter</text:p>
          </table:table-cell>
          <table:table-cell table:number-columns-repeated="16383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Sanyo brushless Pico Ace 2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9P0612M4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2VDC, 0.07A</text:p>
          </table:table-cell>
          <table:table-cell table:number-columns-repeated="16383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ternal Speaker" table:style-name="ta1">
        <table:table-column table:style-name="co8" table:default-cell-style-name="ce3"/>
        <table:table-column table:style-name="co2" table:number-columns-repeated="16383" table:default-cell-style-name="ce3"/>
        <table:table-row table:style-name="ro1">
          <table:table-cell office:value-type="string" calcext:value-type="string">
            <text:p>Not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6mm/2.25” diame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7mm dee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8 oh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.5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reated paper cone and surround</text:p>
          </table:table-cell>
          <table:table-cell table:number-columns-repeated="1638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float" office:value="63099015" calcext:value-type="float">
            <text:p>63099015</text:p>
          </table:table-cell>
          <table:table-cell table:number-columns-repeated="1638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8T04:56:10.511000000</dc:date>
    <meta:editing-duration>PT3H21S</meta:editing-duration>
    <meta:editing-cycles>20</meta:editing-cycles>
    <meta:generator>LibreOffice/7.4.3.2$Windows_X86_64 LibreOffice_project/1048a8393ae2eeec98dff31b5c133c5f1d08b890</meta:generator>
    <meta:document-statistic meta:table-count="10" meta:cell-count="562" meta:object-count="0"/>
  </office:meta>
</office:document-meta>
</file>